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c7ee" officeooo:paragraph-rsid="0001c7ee"/>
    </style:style>
    <style:style style:name="P2" style:family="paragraph" style:parent-style-name="Title">
      <style:text-properties officeooo:rsid="0001c7ee" officeooo:paragraph-rsid="0001c7ee"/>
    </style:style>
    <style:style style:name="P3" style:family="paragraph" style:parent-style-name="Subtitle">
      <style:text-properties officeooo:rsid="0001c7ee" officeooo:paragraph-rsid="0001c7ee"/>
    </style:style>
    <style:style style:name="T1" style:family="text">
      <style:text-properties style:font-name="DejaVu San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ing documents 101</text:p>
      <text:p text:style-name="P3">A short introduction</text:p>
      <text:p text:style-name="P1"/>
      <text:p text:style-name="Preformatted_20_Text"><text:span text:style-name="T1">This is a regular paragraph.</text:span> <text:span text:style-name="T2">I can write my document here</text:span>, whether it be a school paper, resume, or a memo.</text:p>
      <text:p text:style-name="Preformatted_20_Text"/>
      <text:p text:style-name="P1"><text:span text:style-name="T4">We can </text:span><text:span text:style-name="T3">bold</text:span><text:span text:style-name="T4"> text. </text:span>Using the interface, or a keyboard shortcut (Ctrl + B)</text:p>
      <text:p text:style-name="P1"><text:span text:style-name="T6">We can </text:span><text:span text:style-name="T5">italicize</text:span><text:span text:style-name="T6"> text. </text:span>Using the interface, or a keyboard shortcut (Ctrl + I)</text:p>
      <text:p text:style-name="P1"><text:span text:style-name="T8">We can </text:span><text:span text:style-name="T7">underline</text:span><text:span text:style-name="T8"> text.</text:span> Using the interface, or a keyboard shortcut (Ctrl + U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5:32:39.571696641</meta:creation-date>
    <dc:date>2015-03-17T15:38:39.838024733</dc:date>
    <meta:editing-duration>P0D</meta:editing-duration>
    <meta:editing-cycles>1</meta:editing-cycles>
    <meta:document-statistic meta:table-count="0" meta:image-count="0" meta:object-count="0" meta:page-count="1" meta:paragraph-count="6" meta:word-count="69" meta:character-count="374" meta:non-whitespace-character-count="311"/>
    <meta:generator>LibreOffice/4.2.4.2$Linux_X86_64 LibreOffice_project/420m0$Build-2</meta:generator>
  </office:meta>
</office:document-meta>
</file>